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Serif" svg:font-family="LiberationSerif" style:font-family-generic="roman"/>
    <style:font-face style:name="LiberationSans" svg:font-family="LiberationSans" style:font-family-generic="swiss"/>
    <style:font-face style:name="LiberationSans-Bold" svg:font-family="LiberationSans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background-color="#ffff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ffff66" fo:padding="0.0382in" fo:border="0.05pt solid #000000">
        <style:background-image/>
      </style:table-cell-properties>
    </style:style>
    <style:style style:name="Table1.A2" style:family="table-cell">
      <style:table-cell-properties fo:background-color="#ffff66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ffff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background-color="#ffff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ffff66" fo:padding="0.0382in" fo:border="0.05pt solid #000000">
        <style:background-image/>
      </style:table-cell-properties>
    </style:style>
    <style:style style:name="Table2.A2" style:family="table-cell">
      <style:table-cell-properties fo:background-color="#ffff66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ffff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4a4a" style:font-name="Trebuchet MS" fo:font-size="14pt" fo:font-weight="bold" style:font-name-asian="LiberationSans-Bold" style:font-size-asian="14pt" style:font-weight-asian="bold" style:font-name-complex="LiberationSans-Bold" style:font-size-complex="14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4a4a" style:font-name="Trebuchet MS" fo:font-size="14pt" fo:font-weight="bold" style:font-name-asian="LiberationSans" style:font-size-asian="14pt" style:font-weight-asian="bold" style:font-name-complex="LiberationSans" style:font-size-complex="14pt" style:font-weight-complex="bold"/>
    </style:style>
    <style:style style:name="P3" style:family="paragraph" style:parent-style-name="Standard">
      <style:text-properties fo:color="#004a4a" style:font-name="Trebuchet M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4a4a" style:font-name="Trebuchet MS" fo:font-size="14pt" style:text-underline-style="none" fo:font-weight="bold" fo:background-color="#ffffff" style:font-name-asian="LiberationSans-Bold" style:font-size-asian="14pt" style:font-weight-asian="bold" style:font-name-complex="LiberationSans-Bold" style:font-size-complex="14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4a4a" style:font-name="Trebuchet MS" fo:font-size="14pt" style:text-underline-style="none" fo:font-weight="bold" style:font-name-asian="LiberationSans" style:font-size-asian="14pt" style:font-weight-asian="bold" style:font-name-complex="LiberationSans" style:font-size-complex="14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4a4a" style:font-name="Trebuchet MS" fo:font-size="14pt" fo:font-weight="bold" style:font-name-asian="LiberationSans" style:font-size-asian="14pt" style:font-weight-asian="bold" style:font-name-complex="LiberationSans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4a4a" style:font-name="Trebuchet MS" fo:font-size="14pt" fo:font-weight="bold" style:font-name-asian="LiberationSans" style:font-size-asian="14pt" style:font-weight-asian="bold" style:font-name-complex="LiberationSans" style:font-size-complex="14pt" style:font-weight-complex="bold"/>
    </style:style>
    <style:style style:name="T1" style:family="text">
      <style:text-properties style:font-name-asian="LiberationSans" style:font-name-complex="LiberationSans"/>
    </style:style>
    <style:style style:name="T2" style:family="text">
      <style:text-properties fo:font-size="6pt" style:font-name-asian="LiberationSans" style:font-size-asian="6pt" style:font-name-complex="LiberationSans" style:font-size-complex="6pt"/>
    </style:style>
    <style:style style:name="T3" style:family="text">
      <style:text-properties fo:font-size="12pt" style:font-name-asian="LiberationSerif" style:font-size-asian="12pt" style:font-name-complex="LiberationSerif" style:font-size-complex="12pt"/>
    </style:style>
    <style:style style:name="T4" style:family="text">
      <style:text-properties style:font-name-asian="LiberationSerif" style:font-name-complex="LiberationSerif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Shri<text:span text:style-name="T1">:</text:span></text:p>
      <text:p text:style-name="P2"/>
      <text:p text:style-name="P4"><text:tab/><text:tab/><text:tab/><text:tab/><text:tab/><text:tab/><text:span text:style-name="T5">HOROSCOPE OF</text:span> </text:p>
      <text:p text:style-name="P4"><text:tab/>Srinivasan Kannan(alias) Ka.Shrinivaasan (alias) Shrinivas Kannan</text:p>
      <text:p text:style-name="P4"><text:tab/><text:tab/><text:tab/> (cast to Lahiri Chitrapaksha Ayanamsa)</text:p>
      <text:p text:style-name="P5"/>
      <text:p text:style-name="P1"><text:span text:style-name="T1"/></text:p>
      <text:p text:style-name="P1"><text:span text:style-name="T1"/></text:p>
      <text:p text:style-name="P1"><text:span text:style-name="T1">ShubhaJananam:<text:tab/> <text:tab/></text:span>19-05-1978 at 13:27 hrs LMT</text:p>
      <text:p text:style-name="P1"><text:span text:style-name="T1"><text:tab/><text:tab/><text:tab/><text:tab/><text:tab/>Swasti Shri Kalayukti year, Vaikasi 5th , Friday, <text:tab/><text:tab/><text:tab/><text:tab/><text:tab/><text:tab/>Sukla Paksha Dwadasi </text:span></text:p>
      <text:p text:style-name="P2"/>
      <text:p text:style-name="P1"><text:span text:style-name="T1">Nakshatra: <text:tab/><text:tab/><text:tab/>Hastam, 4</text:span><text:span text:style-name="T1">th </text:span><text:span text:style-name="T1">pada</text:span></text:p>
      <text:p text:style-name="P2">Place of Birth: <text:tab/><text:tab/><text:tab/>Madurai, Tamil Nadu</text:p>
      <text:p text:style-name="P2">Dasa balance at birth: <text:tab/>Moon dasa (0 year 1 month 28 days)</text:p>
      <text:p text:style-name="P2">Gothram: <text:tab/><text:tab/><text:tab/><text:tab/>Naithruvakashyapam - Vadakalai</text:p>
      <text:p text:style-name="P2">Height: <text:tab/><text:tab/><text:tab/><text:tab/>181 cms( 6' 1”)</text:p>
      <text:p text:style-name="P2">Complexion:<text:tab/><text:tab/><text:tab/>Fair</text:p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6">Ketu</text:p>
            <text:p text:style-name="P6"/>
            <text:p text:style-name="P6"/>
          </table:table-cell>
          <table:table-cell table:style-name="Table1.A1" office:value-type="string">
            <text:p text:style-name="P6">Mercury</text:p>
          </table:table-cell>
          <table:table-cell table:style-name="Table1.A1" office:value-type="string">
            <text:p text:style-name="P6">Sun</text:p>
          </table:table-cell>
          <table:table-cell table:style-name="Table1.D1" office:value-type="string">
            <text:p text:style-name="P6">Jupiter </text:p>
            <text:p text:style-name="P6"><text:s/>Venus</text:p>
          </table:table-cell>
        </table:table-row>
        <table:table-row>
          <table:table-cell table:style-name="Table1.A2" office:value-type="string">
            <text:p text:style-name="P6"/>
            <text:p text:style-name="P6"/>
            <text:p text:style-name="P6"/>
          </table:table-cell>
          <table:table-cell table:style-name="Table1.A2" table:number-rows-spanned="2" table:number-columns-spanned="2" office:value-type="string">
            <text:p text:style-name="P6"/>
            <text:p text:style-name="P6"/>
            <text:p text:style-name="P7">RASI</text:p>
          </table:table-cell>
          <table:covered-table-cell/>
          <table:table-cell table:style-name="Table1.D2" office:value-type="string">
            <text:p text:style-name="P6">Mars </text:p>
            <text:p text:style-name="P6"/>
          </table:table-cell>
        </table:table-row>
        <table:table-row>
          <table:table-cell table:style-name="Table1.A2" office:value-type="string">
            <text:p text:style-name="P6"/>
            <text:p text:style-name="P6"/>
            <text:p text:style-name="P6"/>
          </table:table-cell>
          <table:covered-table-cell/>
          <table:covered-table-cell/>
          <table:table-cell table:style-name="Table1.D2" office:value-type="string">
            <text:p text:style-name="P6">Saturn</text:p>
            <text:p text:style-name="P6">Ascendant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>Moon </text:p>
            <text:p text:style-name="P6"/>
            <text:p text:style-name="P6">Rahu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6"/>
            <text:p text:style-name="P6">Rahu</text:p>
            <text:p text:style-name="P6"/>
          </table:table-cell>
          <table:table-cell table:style-name="Table2.A1" office:value-type="string">
            <text:p text:style-name="P6">Saturn</text:p>
          </table:table-cell>
          <table:table-cell table:style-name="Table2.A1" office:value-type="string">
            <text:p text:style-name="P6"/>
          </table:table-cell>
          <table:table-cell table:style-name="Table2.D1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  <text:p text:style-name="P6">Sun</text:p>
            <text:p text:style-name="P6"/>
          </table:table-cell>
          <table:table-cell table:style-name="Table2.A2" table:number-rows-spanned="2" table:number-columns-spanned="2" office:value-type="string">
            <text:p text:style-name="P7"/>
            <text:p text:style-name="P7"/>
            <text:p text:style-name="P7"/>
            <text:p text:style-name="P7">NAVAMSA</text:p>
          </table:table-cell>
          <table:covered-table-cell/>
          <table:table-cell table:style-name="Table2.D2" office:value-type="string">
            <text:p text:style-name="P6">Moon</text:p>
            <text:p text:style-name="P6">Mercury</text:p>
          </table:table-cell>
        </table:table-row>
        <table:table-row>
          <table:table-cell table:style-name="Table2.A2" office:value-type="string">
            <text:p text:style-name="P6">Jupiter</text:p>
            <text:p text:style-name="P6">Mars </text:p>
            <text:p text:style-name="P6"/>
            <text:p text:style-name="P6"/>
          </table:table-cell>
          <table:covered-table-cell/>
          <table:covered-table-cell/>
          <table:table-cell table:style-name="Table2.D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>Ascendant</text:p>
            <text:p text:style-name="P6">Venus</text:p>
            <text:p text:style-name="P6"/>
          </table:table-cell>
          <table:table-cell table:style-name="Table2.D2" office:value-type="string">
            <text:p text:style-name="P6">Ketu</text:p>
          </table:table-cell>
        </table:table-row>
      </table:table>
      <text:p text:style-name="P2"/>
      <text:p text:style-name="P1"/>
      <text:p text:style-name="P1"/>
      <text:p text:style-name="P1">OTHER DETAILS</text:p>
      <text:p text:style-name="P2">a) No Siblings ; Father – Retired pvt firm; Mother – Retired School teacher</text:p>
      <text:p text:style-name="P1"><text:span text:style-name="T4">b) </text:span>BE(CSE), M.Sc(Computer Science), (PhD)</text:p>
      <text:p text:style-name="P1">c) Computer Science Researcher and Software Develop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LiberationSerif" svg:font-family="LiberationSerif" style:font-family-generic="roman"/>
    <style:font-face style:name="LiberationSans" svg:font-family="LiberationSans" style:font-family-generic="swiss"/>
    <style:font-face style:name="LiberationSans-Bold" svg:font-family="LiberationSans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4T19:54:04.65</meta:creation-date>
    <dc:date>2013-06-27T11:17:49</dc:date>
    <meta:editing-duration>PT1H6M16S</meta:editing-duration>
    <meta:editing-cycles>33</meta:editing-cycles>
    <meta:generator>LibreOffice/3.5$Linux_x86 LibreOffice_project/350m1$Build-2</meta:generator>
    <dc:creator>KaShrinivaasan </dc:creator>
    <meta:document-statistic meta:table-count="2" meta:image-count="0" meta:object-count="0" meta:page-count="2" meta:paragraph-count="38" meta:word-count="114" meta:character-count="783" meta:non-whitespace-character-count="652"/>
  </office:meta>
</office:document-meta>
</file>